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910" officeooo:paragraph-rsid="0005d910"/>
    </style:style>
    <style:style style:name="P2" style:family="paragraph" style:parent-style-name="Standard">
      <style:paragraph-properties fo:text-align="start" style:justify-single-word="false"/>
      <style:text-properties officeooo:rsid="0005d910" officeooo:paragraph-rsid="0005d910"/>
    </style:style>
    <style:style style:name="P3" style:family="paragraph" style:parent-style-name="Standard">
      <style:paragraph-properties fo:text-align="start" style:justify-single-word="false"/>
      <style:text-properties officeooo:rsid="0005d910" officeooo:paragraph-rsid="00084ce0"/>
    </style:style>
    <style:style style:name="P4" style:family="paragraph" style:parent-style-name="Standard">
      <style:paragraph-properties fo:text-align="start" style:justify-single-word="false"/>
      <style:text-properties officeooo:paragraph-rsid="0005d910"/>
    </style:style>
    <style:style style:name="P5" style:family="paragraph" style:parent-style-name="Standard">
      <style:paragraph-properties fo:text-align="start" style:justify-single-word="false"/>
      <style:text-properties officeooo:paragraph-rsid="00084ce0"/>
    </style:style>
    <style:style style:name="P6" style:family="paragraph" style:parent-style-name="Standard">
      <style:paragraph-properties fo:text-align="start" style:justify-single-word="false"/>
      <style:text-properties officeooo:paragraph-rsid="0008e5e0"/>
    </style:style>
    <style:style style:name="P7" style:family="paragraph" style:parent-style-name="Standard">
      <style:paragraph-properties fo:text-align="start" style:justify-single-word="false"/>
      <style:text-properties officeooo:paragraph-rsid="0009f989"/>
    </style:style>
    <style:style style:name="P8" style:family="paragraph" style:parent-style-name="Standard">
      <style:paragraph-properties fo:text-align="center" style:justify-single-word="false"/>
      <style:text-properties fo:font-size="18pt" officeooo:rsid="0005d910" officeooo:paragraph-rsid="0005d910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3pt" officeooo:paragraph-rsid="00084ce0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bold" officeooo:paragraph-rsid="0009f989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5d910" officeooo:paragraph-rsid="00084ce0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05d910" officeooo:paragraph-rsid="00084ce0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05d910" officeooo:paragraph-rsid="00084ce0" style:font-style-asian="italic" style:font-weight-asian="bold" style:font-style-complex="italic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084ce0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084ce0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084ce0"/>
    </style:style>
    <style:style style:name="P17" style:family="paragraph" style:parent-style-name="Standard" style:list-style-name="L6">
      <style:paragraph-properties fo:text-align="start" style:justify-single-word="false"/>
      <style:text-properties officeooo:paragraph-rsid="00084ce0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08e5e0"/>
    </style:style>
    <style:style style:name="P19" style:family="paragraph" style:parent-style-name="Standard" style:list-style-name="L8">
      <style:paragraph-properties fo:text-align="start" style:justify-single-word="false"/>
      <style:text-properties officeooo:paragraph-rsid="0008e5e0"/>
    </style:style>
    <style:style style:name="P20" style:family="paragraph" style:parent-style-name="Standard" style:list-style-name="L9">
      <style:paragraph-properties fo:text-align="start" style:justify-single-word="false"/>
      <style:text-properties officeooo:paragraph-rsid="0009f989"/>
    </style:style>
    <style:style style:name="P21" style:family="paragraph" style:parent-style-name="Standard" style:list-style-name="L10">
      <style:paragraph-properties fo:text-align="start" style:justify-single-word="false"/>
      <style:text-properties officeooo:paragraph-rsid="0009f989"/>
    </style:style>
    <style:style style:name="P22" style:family="paragraph" style:parent-style-name="Standard">
      <style:paragraph-properties fo:text-align="start" style:justify-single-word="false"/>
      <style:text-properties officeooo:paragraph-rsid="0005d910"/>
    </style:style>
    <style:style style:name="P23" style:family="paragraph" style:parent-style-name="Standard">
      <style:paragraph-properties fo:text-align="start" style:justify-single-word="false"/>
      <style:text-properties officeooo:paragraph-rsid="000bd586"/>
    </style:style>
    <style:style style:name="P24" style:family="paragraph" style:parent-style-name="Standard" style:list-style-name="L11">
      <style:paragraph-properties fo:text-align="start" style:justify-single-word="false"/>
      <style:text-properties officeooo:paragraph-rsid="000bd586"/>
    </style:style>
    <style:style style:name="P25" style:family="paragraph" style:parent-style-name="Standard" style:list-style-name="L12">
      <style:paragraph-properties fo:text-align="start" style:justify-single-word="false"/>
      <style:text-properties officeooo:paragraph-rsid="000bd586"/>
    </style:style>
    <style:style style:name="P26" style:family="paragraph" style:parent-style-name="Standard" style:list-style-name="L13">
      <style:paragraph-properties fo:text-align="start" style:justify-single-word="false"/>
      <style:text-properties officeooo:paragraph-rsid="000bd586"/>
    </style:style>
    <style:style style:name="P27" style:family="paragraph" style:parent-style-name="Standard">
      <style:paragraph-properties fo:text-align="start" style:justify-single-word="false"/>
      <style:text-properties officeooo:paragraph-rsid="000cd45b"/>
    </style:style>
    <style:style style:name="P28" style:family="paragraph" style:parent-style-name="Standard" style:list-style-name="L15">
      <style:paragraph-properties fo:text-align="start" style:justify-single-word="false"/>
      <style:text-properties officeooo:paragraph-rsid="000cd45b"/>
    </style:style>
    <style:style style:name="P29" style:family="paragraph" style:parent-style-name="Standard">
      <style:paragraph-properties fo:text-align="start" style:justify-single-word="false"/>
      <style:text-properties fo:language="en" fo:country="US" officeooo:rsid="00084ce0" officeooo:paragraph-rsid="00084ce0"/>
    </style:style>
    <style:style style:name="P30" style:family="paragraph" style:parent-style-name="Standard">
      <style:paragraph-properties fo:text-align="start" style:justify-single-word="false"/>
      <style:text-properties fo:font-size="14pt" fo:font-style="italic" fo:font-weight="bold" officeooo:paragraph-rsid="0005d910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sr" fo:country="RS" officeooo:rsid="00084ce0"/>
    </style:style>
    <style:style style:name="T9" style:family="text">
      <style:text-properties fo:language="en" fo:country="US" officeooo:rsid="00084ce0"/>
    </style:style>
    <style:style style:name="T10" style:family="text">
      <style:text-properties fo:language="en" fo:country="US" officeooo:rsid="0008e5e0"/>
    </style:style>
    <style:style style:name="T11" style:family="text">
      <style:text-properties fo:language="en" fo:country="US" officeooo:rsid="0009f989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officeooo:rsid="000bd586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officeooo:rsid="000cd4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OTIS – Teorija 1</text:p>
      <text:p text:style-name="P1"/>
      <text:p text:style-name="P3"><text:span text:style-name="T2">SISTEM </text:span>je skup međusobno povezanih elemenata organizovanih sa svrhom postizanja nekog cilja, koji elementi sistema ne bi mogli sami ostvariti. Međusobnim delovanjem komponenti sistema postižu se ciljevi funkcionisanja sistema.</text:p>
      <text:p text:style-name="P2"/>
      <text:p text:style-name="P2"><text:span text:style-name="T2">Informacioni sistem</text:span> je skup ljudi i opreme koji organizovano i primenom određenih metoda vrše prikupljanje, prenos, memorisanje, obradu i prezentaciju podataka i informacija. Zadaci informacionog sistema<text:span text:style-name="T8">:</text:span></text:p>
      <text:list xml:id="list891225840" text:style-name="L1">
        <text:list-item>
          <text:p text:style-name="P11">Obuhvat, akvizicija podataka </text:p>
        </text:list-item>
        <text:list-item>
          <text:p text:style-name="P11">Skladištenje podataka </text:p>
        </text:list-item>
        <text:list-item>
          <text:p text:style-name="P11">Prezentacija podataka </text:p>
        </text:list-item>
        <text:list-item>
          <text:p text:style-name="P11">Prenos podataka </text:p>
        </text:list-item>
        <text:list-item>
          <text:p text:style-name="P11">Obrada podataka </text:p>
        </text:list-item>
        <text:list-item>
          <text:p text:style-name="P11">Automatizacija upravljačkih funkcija u RS </text:p>
        </text:list-item>
      </text:list>
      <text:p text:style-name="P2"/>
      <text:p text:style-name="P13">Komponente automatizovanog informacionog sistema:</text:p>
      <text:list xml:id="list2455887184" text:style-name="L2">
        <text:list-item>
          <text:p text:style-name="P12">Računarsko-komunikaciona i softverska infrastruktura</text:p>
        </text:list-item>
        <text:list-item>
          <text:p text:style-name="P12">Baza podataka i baza znanja </text:p>
        </text:list-item>
        <text:list-item>
          <text:p text:style-name="P12">Aplikacije (softverski paketi) za rad sa podacima </text:p>
        </text:list-item>
        <text:list-item>
          <text:p text:style-name="P12">Projektna i korisnička dokumentacija </text:p>
        </text:list-item>
        <text:list-item>
          <text:p text:style-name="P12">Krajnji korisnici </text:p>
        </text:list-item>
        <text:list-item>
          <text:p text:style-name="P12">Tim za razvoj, eksploataciju i održavanje </text:p>
        </text:list-item>
      </text:list>
      <text:p text:style-name="P4"/>
      <text:p text:style-name="P9"><text:span text:style-name="T3">Klijent – Server arhitektura</text:span> </text:p>
      <text:p text:style-name="P5">Nakon pažljive analize korisničkih zahteva, neophodno je doneti odluku o arhitekturi sistema. Odluka mora biti doneta na osnovu trenutnih potreba i budućeg razvoja. </text:p>
      <text:p text:style-name="P5"><text:span text:style-name="T9">Z</text:span>a jednostavne statičke Web aplikacije dovoljni su klijenti i Web server, dok su za dinamičke i poslovne aplikacije potrebne najmanje tri komponente: klijenti, Web server i aplikacioni server. Odabir arhitekture zavisi od: </text:p>
      <text:list xml:id="list1720126219" text:style-name="L3">
        <text:list-item>
          <text:p text:style-name="P14"><text:span text:style-name="T9">B</text:span>roja korisnika i računara na mreži, </text:p>
        </text:list-item>
        <text:list-item>
          <text:p text:style-name="P14"><text:span text:style-name="T9">V</text:span>rsta razvojnih okruženja i programskih alata, </text:p>
        </text:list-item>
        <text:list-item>
          <text:p text:style-name="P14"><text:span text:style-name="T9">M</text:span>odela i obima baze podataka, </text:p>
        </text:list-item>
        <text:list-item>
          <text:p text:style-name="P14"><text:span text:style-name="T9">S</text:span>loženosti programskih procedura. </text:p>
        </text:list-item>
      </text:list>
      <text:p text:style-name="P4"/>
      <text:p text:style-name="P5">Web aplikacije su dominantno bazirane na klijent/server modelu arhitekture. Klijent/server arhitektura je razvijena kao: </text:p>
      <text:list xml:id="list3367707217" text:style-name="L4">
        <text:list-item>
          <text:p text:style-name="P15"><text:span text:style-name="T9">V</text:span>išenamenska, </text:p>
        </text:list-item>
        <text:list-item>
          <text:p text:style-name="P15"><text:span text:style-name="T9">M</text:span>odularna infrastruktura, </text:p>
        </text:list-item>
        <text:list-item>
          <text:p text:style-name="P15"><text:span text:style-name="T9">Z</text:span>asnovana na slanju i primanju poruka, </text:p>
        </text:list-item>
      </text:list>
      <text:p text:style-name="P29"/>
      <text:p text:style-name="P5"><text:span text:style-name="T9">S</text:span>a ciljem: </text:p>
      <text:list xml:id="list2709171805266" text:continue-numbering="true" text:style-name="L4">
        <text:list-item>
          <text:p text:style-name="P15"><text:span text:style-name="T9">U</text:span>napređenja upotrebljivosti, </text:p>
        </text:list-item>
        <text:list-item>
          <text:p text:style-name="P15"><text:span text:style-name="T9">F</text:span>leksibilnosti, </text:p>
        </text:list-item>
        <text:list-item>
          <text:p text:style-name="P15"><text:span text:style-name="T9">I</text:span>nteroperabilnosti,</text:p>
        </text:list-item>
        <text:list-item>
          <text:p text:style-name="P15"><text:span text:style-name="T9">S</text:span>kalabilnosti </text:p>
        </text:list-item>
      </text:list>
      <text:p text:style-name="P4"/>
      <text:p text:style-name="P5">U klasičnim sistemima za obradu podataka po klijent/server modelu mogu se uočiti tri klase komponenti: </text:p>
      <text:list xml:id="list396021756" text:style-name="L5">
        <text:list-item>
          <text:p text:style-name="P16"><text:span text:style-name="T9">S</text:span>erver, </text:p>
        </text:list-item>
        <text:list-item>
          <text:p text:style-name="P16"><text:span text:style-name="T9">K</text:span>lijenti, </text:p>
        </text:list-item>
        <text:list-item>
          <text:p text:style-name="P16"><text:span text:style-name="T9">M</text:span>reža. </text:p>
        </text:list-item>
      </text:list>
      <text:p text:style-name="P5"><text:soft-page-break/>Namena servera : </text:p>
      <text:list xml:id="list4201040061" text:style-name="L6">
        <text:list-item>
          <text:p text:style-name="P17"><text:span text:style-name="T9">O</text:span>ptimalno upravljanje zajedničkim resursima, što su najčešće podaci,</text:p>
        </text:list-item>
        <text:list-item>
          <text:p text:style-name="P17"><text:span text:style-name="T9">U</text:span>pravljanje bazom podataka kojoj pristupa više korisnika, </text:p>
        </text:list-item>
        <text:list-item>
          <text:p text:style-name="P17"><text:span text:style-name="T9">K</text:span>ontrola pristupa i bezbednosti podataka,</text:p>
        </text:list-item>
        <text:list-item>
          <text:p text:style-name="P17"><text:span text:style-name="T9">C</text:span>entralizovano obezbeđenje integriteta podataka za sve aplikacije. </text:p>
        </text:list-item>
      </text:list>
      <text:p text:style-name="P5"/>
      <text:p text:style-name="P5"><text:span text:style-name="T3">Računarska mreža i komunikacioni softver</text:span> omogućavaju prenos podataka između klijenta i servera. </text:p>
      <text:p text:style-name="P4"/>
      <text:p text:style-name="P4"><text:span text:style-name="T12">Protokol</text:span> predstavlja dogovor učesnika u komunikaciji o načinu (pravilima) komunikacije.</text:p>
      <text:p text:style-name="P4"/>
      <text:p text:style-name="P6"><text:span text:style-name="T12">Dvoslojna arhitektura</text:span> </text:p>
      <text:p text:style-name="P6"><text:span text:style-name="T10">S</text:span>astoji se od 3 komponente distribuirane u dva sloja: </text:p>
      <text:list xml:id="list16173433" text:style-name="L7">
        <text:list-item>
          <text:p text:style-name="P18"><text:span text:style-name="T10">K</text:span>lijentskom,</text:p>
        </text:list-item>
        <text:list-item>
          <text:p text:style-name="P18"><text:span text:style-name="T10">S</text:span>erverskom. </text:p>
        </text:list-item>
      </text:list>
      <text:p text:style-name="P6"/>
      <text:p text:style-name="P6">Te tri komponente su: </text:p>
      <text:list xml:id="list2868712003" text:style-name="L8">
        <text:list-item>
          <text:p text:style-name="P19"><text:span text:style-name="T4">Korisnički interfejs</text:span> – sesije, unos teksta, dijaloški prozori, prikaz na ekranu </text:p>
        </text:list-item>
        <text:list-item>
          <text:p text:style-name="P19"><text:span text:style-name="T4">Upravljanje procesima</text:span> (process management) – generisanje, izvođenje i nadgledanje procesa i neophodnih resursa </text:p>
        </text:list-item>
        <text:list-item>
          <text:p text:style-name="P19"><text:span text:style-name="T4">Upravljanje podacima</text:span> (database management) – servisi vezani za deljenje podataka i datoteka </text:p>
        </text:list-item>
      </text:list>
      <text:p text:style-name="P4"/>
      <text:p text:style-name="P6"><text:span text:style-name="T12">Desktop aplikacije</text:span> </text:p>
      <text:p text:style-name="P7"><text:span text:style-name="T10">P</text:span>redstavljanju nezavisne aplikacije namenjene za izvršavanje na pojedinačnom i izolovanom računaru. Da bi korisnici mogli da ih koriste one se najpre moraju distribuirati, odnosno instalirati na svaki pojedinačni računar u računarskoj mreži. Tokom rada te aplikacije pristupaju serveru baze podataka preko lokalne mreže. Ako su van mreže postoji mogućnost pristupa putem web servisa ili web api-ja. </text:p>
      <text:p text:style-name="P7"/>
      <text:p text:style-name="P10">Web aplikacije</text:p>
      <text:p text:style-name="P7"><text:span text:style-name="T11">S</text:span>e sastoje iz serverskog i klijentskog dela. </text:p>
      <text:list xml:id="list3585971538" text:style-name="L9">
        <text:list-item>
          <text:p text:style-name="P20"><text:span text:style-name="T11">S</text:span>erverski deo je uposlen na udaljenom serveru preko web<text:span text:style-name="T11">-a,</text:span> odnosno aplikativnog servera. </text:p>
        </text:list-item>
        <text:list-item>
          <text:p text:style-name="P20">Klijentski deo se izvršava u internet pregledniku korisnika. </text:p>
        </text:list-item>
      </text:list>
      <text:p text:style-name="P7"/>
      <text:p text:style-name="P7">Obično se baza podataka nalazi na istom serveru ili lokalnoj mreži gde je uposlen serverski deo. Klijent pristupa serveru preko Interneta slanjem HTTP GET i HTTP POST zahteva. </text:p>
      <text:p text:style-name="P7"/>
      <text:p text:style-name="P10">Mobilna aplikacija </text:p>
      <text:p text:style-name="P7"><text:span text:style-name="T11">I</text:span>zvršava se na pametnim mobilnim uređajima. Pametni mobilni uređaji danas imaju tri najzastupljenija operativna sistema: </text:p>
      <text:list xml:id="list768477215" text:style-name="L10">
        <text:list-item>
          <text:p text:style-name="P21">Android, </text:p>
        </text:list-item>
        <text:list-item>
          <text:p text:style-name="P21">iOS,</text:p>
        </text:list-item>
        <text:list-item>
          <text:p text:style-name="P21">Widnows mobile. </text:p>
        </text:list-item>
      </text:list>
      <text:p text:style-name="P7"/>
      <text:p text:style-name="P7">Aplikacije bazi podataka najčešće pristupaju preko web servisa ili REST api-ja. </text:p>
      <text:p text:style-name="P4"/>
      <text:p text:style-name="P4"/>
      <text:p text:style-name="P4"/>
      <text:p text:style-name="P4"/>
      <text:p text:style-name="P4"><text:soft-page-break/><text:span text:style-name="T12">Web hosting</text:span> je usluga kojom se klijentima daje prostor na serverima kako bi na na njega postavili svoje web sajtove koji će biti dostupni na Internetu 24 časa, 7 dana u nedelji.</text:p>
      <text:p text:style-name="P4"/>
      <text:p text:style-name="P23"><text:span text:style-name="T2">Internet Infromation Services (IIS)</text:span> je web server aplikacija koju je razvio Microsoft zа Windows operativni sistem. IIS je drugi najpopularniji web server, a ispred njega prednjači samo Apache HTTP Server. Preko četvrtine svih svetskih materijala na Internetu hostuje se na IIS serveru. Protokoli koje pordržava su: </text:p>
      <text:list xml:id="list3886272461" text:style-name="L11">
        <text:list-item>
          <text:p text:style-name="P24">HTTP/HTTPS, </text:p>
        </text:list-item>
        <text:list-item>
          <text:p text:style-name="P24">FTP, </text:p>
        </text:list-item>
        <text:list-item>
          <text:p text:style-name="P24">FTPS, </text:p>
        </text:list-item>
        <text:list-item>
          <text:p text:style-name="P24">SMTP, </text:p>
        </text:list-item>
        <text:list-item>
          <text:p text:style-name="P24">NNTP. </text:p>
        </text:list-item>
      </text:list>
      <text:p text:style-name="P23"/>
      <text:p text:style-name="P23"><text:span text:style-name="T2">Web Server</text:span> </text:p>
      <text:list xml:id="list1379319690" text:style-name="L12">
        <text:list-item>
          <text:p text:style-name="P25"><text:span text:style-name="T13">J</text:span>e prema osnovnoj definiciji kompjuterski program, ali pojam se često vezuje za kombinaciju hardware-a i software-a.</text:p>
        </text:list-item>
        <text:list-item>
          <text:p text:style-name="P25"><text:span text:style-name="T13">J</text:span>e skup programa/software-a koji korisnicima omogućavaju pristup fajlovima/informacijama i omogućava njihovu eventualnu izmenu ili dopunu, i takođe omogućavaju vlasnicima/administratorima da vrše dodavanje, izmenu ili brisanje fajlova </text:p>
        </text:list-item>
      </text:list>
      <text:p text:style-name="P4"/>
      <text:p text:style-name="P4"><text:span text:style-name="T2">Statički sajtovi</text:span> imaju unapred pripremljen HTML, CSS, JS sadržaj koji se samo prosledjuje pregledniku </text:p>
      <text:p text:style-name="P4"/>
      <text:p text:style-name="P30">.<text:span text:style-name="T13">NET</text:span></text:p>
      <text:p text:style-name="P23">Programski jezik C# i .NET su dve usko povezane komponente, C# se interpretira u samom .NET okruženju, oslanja na njegove bazne klase, zavistan je od njega i bez .NET okruženja ne bi postojala nikakva potreba za C# ili bilo kojim drugim jezikom koji se usko oslanja na .NET okruženje. </text:p>
      <text:p text:style-name="P23">Centralni deo .NET frameworka predstavlja izvršno okruženje </text:p>
      <text:p text:style-name="P23"><text:span text:style-name="T6">Common Language Runtime (CLR)</text:span> </text:p>
      <text:p text:style-name="P23">Za kod koji se izvršava u CLR-u kažemo da je kontrolisani kod. Međutim, da bi se kod mogao izvršavati u CLR okruženju mora biti kompajliran. Kompajliranje se sastoji iz dve etape. </text:p>
      <text:list xml:id="list1950139467" text:style-name="L13">
        <text:list-item>
          <text:p text:style-name="P26">U provoj etapi izvorni kod se kompajlira u Microsoft Intermediate Language (MSIL), </text:p>
        </text:list-item>
        <text:list-item>
          <text:p text:style-name="P26"><text:span text:style-name="T13">D</text:span>rugom etapom MSIL (ili skraćeno IL) se kompajlira preko JIT-a u kod koji kasnije može da se izvršava (Native code). </text:p>
        </text:list-item>
      </text:list>
      <text:p text:style-name="P23"/>
      <text:p text:style-name="P27"><text:span text:style-name="T6">.NET framework</text:span><text:span text:style-name="T7"> </text:span>predstavlja sloj koji se nalazi između operativnog sistema i ostalih aplikacija, koji obezbeđuje objektno orijentisani pristup programiranju i zadužen je za izvršavanje programa. Neke od osnovnih prednosti frameworka su: </text:p>
      <text:list xml:id="list1897771976" text:style-name="L15">
        <text:list-item>
          <text:p text:style-name="P28"><text:span text:style-name="T16">O</text:span>bjektno orijentisano okruženje, </text:p>
        </text:list-item>
        <text:list-item>
          <text:p text:style-name="P28"><text:span text:style-name="T16">J</text:span>ezička nezavisnot, </text:p>
        </text:list-item>
        <text:list-item>
          <text:p text:style-name="P28"><text:span text:style-name="T16">E</text:span>fikasan pristup podacima, </text:p>
        </text:list-item>
        <text:list-item>
          <text:p text:style-name="P28"><text:span text:style-name="T16">Z</text:span>ajedničko korišćenje koda, </text:p>
        </text:list-item>
        <text:list-item>
          <text:p text:style-name="P28"><text:span text:style-name="T16">B</text:span>ezbednost, </text:p>
        </text:list-item>
        <text:list-item>
          <text:p text:style-name="P28"><text:span text:style-name="T16">L</text:span>aka instalacija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5T20:11:49.031000000</meta:creation-date>
    <dc:date>2024-03-20T00:27:07.488000000</dc:date>
    <meta:editing-duration>PT27M22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89" meta:word-count="846" meta:character-count="5922" meta:non-whitespace-character-count="5141"/>
  </office:meta>
</office:document-meta>
</file>